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2" style:family="paragraph" style:parent-style-name="Standard">
      <style:text-properties style:font-name="Arial" fo:language="sv" fo:country="SE" style:font-name-complex="Arial"/>
    </style:style>
    <style:style style:name="P23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5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6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27" style:family="paragraph" style:parent-style-name="Liststycke">
      <style:paragraph-properties fo:margin-left="0in" fo:margin-right="0in" fo:text-indent="0in" style:auto-text-indent="false"/>
    </style:style>
    <style:style style:name="P28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9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Arial" fo:language="sv" fo:country="SE" style:font-name-complex="Arial"/>
    </style:style>
    <style:style style:name="P30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3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3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3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36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fo:font-weight="bold" style:font-weight-asian="bold" style:font-name-complex="Arial" style:font-weight-complex="bold"/>
    </style:style>
    <style:style style:name="T16" style:family="text">
      <style:text-properties style:font-name="Arial" fo:language="sv" fo:country="SE" style:font-name-asian="Helvetica" style:font-name-complex="Helvetica"/>
    </style:style>
    <style:style style:name="T17" style:family="text">
      <style:text-properties style:font-name="Arial" fo:language="sv" fo:country="SE" style:font-name-asian="Helvetica" style:font-name-complex="Helvetica" style:font-weight-complex="bold"/>
    </style:style>
    <style:style style:name="T18" style:family="text">
      <style:text-properties style:font-name="Arial" fo:language="sv" fo:country="SE" style:font-name-complex="Arial"/>
    </style:style>
    <style:style style:name="T19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0" style:family="text">
      <style:text-properties style:font-name="Arial" fo:font-size="12pt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8 - 30 <text:s/>April 2019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19-05-12 Årsstämman beslöt att godkänna styrelsens förslag till vinstdisposition (förslag beträffande den </text:p>
      <text:p text:style-name="P12">uppkomna förlusten).</text:p>
      <text:p text:style-name="P12"/>
      <text:p text:style-name="P12">Lund, 2019-05-12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80501-19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s arbetar med att utveckla bioinformatik programmer. </text:p>
      <text:p text:style-name="P3">Elias Moberger, som er programmera, har kommit ind i företaget till att bidraga med utvecklingen af web applikationer. Elias Moberger er med i styrelsen.</text:p>
      <text:p text:style-name="P7"/>
      <text:p text:style-name="P7">Väsentliga händelser under räkenskapsåret</text:p>
      <text:p text:style-name="P3">Företaget har börjat göre programmeringsjob for det Amerikanske bolag Ditto. Ditto</text:p>
      <text:p text:style-name="P3">utvecklar peer to peer software hvilket Amber har erfarenhet med genom Writeurl.</text:p>
      <text:p text:style-name="P3"/>
      <text:p text:style-name="P3">Företaget har intäkter från arbetet med Ditto.</text:p>
      <text:p text:style-name="P7"/>
      <text:p text:style-name="P7">Väsentliga händelser efter räkenskapsårets utgång</text:p>
      <text:p text:style-name="P3">Ingen.</text:p>
      <text:p text:style-name="P7"/>
      <text:p text:style-name="P7">Framtida utveckling</text:p>
      <text:p text:style-name="P3">Företagets plan är att jobba med Ditto och börja samarbete med Lunda bolaget Bionamic om utveckling av et bioinformatik program.</text:p>
      <text:p text:style-name="P3"/>
      <text:p text:style-name="P7"/>
      <text:p text:style-name="P7">Flerårsöversikt</text:p>
      <text:p text:style-name="P7"><text:tab/><text:tab/><text:tab/><text:tab/><text:tab/>18 <text:s text:c="5"/>17<text:tab/></text:p>
      <text:p text:style-name="P5">Omsättning<text:tab/> <text:s text:c="7"/>140 572 <text:s text:c="6"/>0 <text:s text:c="11"/></text:p>
      <text:p text:style-name="P5">Rörelseresultat<text:tab/><text:tab/> 73 750 <text:s text:c="4"/>-32 <text:s text:c="5"/><text:tab/><text:tab/>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0">Styrelsen föreslår att till förfogande stående vinstmedel, kronor 73 750 kronor balanseras i ny räkning. Vad beträffar företagets resultat och ställning i övrigt, hänvisas till efterföljande resultat- och balansräkningar.</text:p>
      <text:p text:style-name="P20"/>
      <text:p text:style-name="P20">Utdelning betalas på 91 588 kronor i alt, dvs 91,588 kronor per aktie. Utdelningen betalas</text:p>
      <text:p text:style-name="P20">1 juni 2019.</text:p>
      <text:p text:style-name="P23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80501-19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7-05-01- <text:s text:c="13"/>2018-05-01-</text:span></text:p>
      <text:p text:style-name="P17"><text:tab/><text:tab/><text:tab/><text:tab/><text:tab/><text:tab/><text:tab/><text:tab/><text:tab/><text:tab/>2018-04-30 <text:s text:c="14"/>2019-04-30</text:p>
      <text:p text:style-name="P19"/>
      <text:p text:style-name="P1"><text:span text:style-name="T14">RÖRELSENS INTÄKTER</text:span><text:span text:style-name="T16"> </text:span></text:p>
      <text:p text:style-name="P19"/>
      <text:p text:style-name="P1"><text:span text:style-name="T14">Nettoomsättning<text:tab/><text:tab/><text:tab/><text:tab/><text:tab/><text:tab/><text:tab/> <text:s text:c="10"/>0 <text:s text:c="26"/>140 572 <text:s text:c="7"/></text:span><text:span text:style-name="T16"><text:tab/> <text:s text:c="24"/></text:span></text:p>
      <text:p text:style-name="P17"/>
      <text:p text:style-name="P19"/>
      <text:p text:style-name="P19">SUMMA RÖRELSENS INTÄKTER<text:tab/><text:tab/><text:tab/><text:tab/> <text:s text:c="10"/>0 <text:s text:c="26"/>140 572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6"> </text:span></text:p>
      <text:p text:style-name="P19"/>
      <text:p text:style-name="P1"><text:span text:style-name="T14">Övriga externa kostnader<text:tab/><text:tab/><text:tab/><text:tab/> <text:s text:c="9"/></text:span><text:span text:style-name="T17">29 336 <text:s text:c="29"/>38 931</text:span></text:p>
      <text:p text:style-name="P17"><text:s/></text:p>
      <text:p text:style-name="P1"><text:span text:style-name="T14">Personalkostnader<text:tab/><text:tab/></text:span><text:span text:style-name="T17">(not 1)</text:span><text:span text:style-name="T14"><text:tab/><text:tab/><text:tab/><text:tab/> </text:span><text:span text:style-name="T17">3 253 <text:s text:c="33"/>3 442</text:span></text:p>
      <text:p text:style-name="P19"/>
      <text:p text:style-name="P1"><text:span text:style-name="T14">Avskrivningar</text:span><text:span text:style-name="T16"> </text:span><text:span text:style-name="T14">på inventarier och verktyg<text:tab/><text:tab/> <text:s text:c="8"/></text:span><text:span text:style-name="T17">0 <text:s text:c="29"/>23 939</text:span></text:p>
      <text:p text:style-name="P19"/>
      <text:p text:style-name="P19"/>
      <text:p text:style-name="P19"/>
      <text:p text:style-name="P19">RÖRELSERESULTAT<text:tab/><text:tab/><text:tab/><text:tab/><text:tab/><text:tab/>-32 591 <text:s text:c="28"/>73 750 <text:s text:c="17"/>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 <text:s text:c="4"/></text:span><text:span text:style-name="T17">0 <text:s text:c="41"/>0</text:span></text:p>
      <text:p text:style-name="P19"/>
      <text:p text:style-name="P19"/>
      <text:p text:style-name="P19">RESULTAT EFTER FINANSIELLA POSTER<text:tab/><text:tab/>-32 591 <text:s text:c="28"/>73 750</text:p>
      <text:p text:style-name="P19"/>
      <text:p text:style-name="P1"><text:span text:style-name="T14">Skatt på årets resultat<text:tab/><text:tab/><text:tab/><text:tab/><text:tab/><text:tab/><text:tab/></text:span><text:span text:style-name="T16">0<text:tab/><text:tab/><text:tab/><text:tab/> <text:s text:c="6"/>0</text:span></text:p>
      <text:p text:style-name="P19"/>
      <text:p text:style-name="P19">ÅRETS RESULTAT<text:tab/><text:tab/><text:tab/><text:tab/><text:tab/><text:tab/><text:tab/>-32 591 <text:s text:c="29"/>73 750</text:p>
      <text:p text:style-name="P19"/>
      <text:p text:style-name="P17"><text:s/></text:p>
      <text:p text:style-name="P17"><text:s/></text:p>
      <text:p text:style-name="P20"/>
      <text:p text:style-name="P20"/>
      <text:p text:style-name="P20"/>
      <text:p text:style-name="P20"><text:soft-page-break/></text:p>
      <text:p text:style-name="P20"/>
      <text:p text:style-name="P1"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80501-19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 <text:s/></text:span><text:span text:style-name="T16">20108-04-30 <text:s text:c="13"/>2019-04-30</text:span></text:p>
      <text:p text:style-name="P19"/>
      <text:p text:style-name="P1"><text:span text:style-name="T14">Anläggningstillgångar</text:span><text:span text:style-name="T16"> </text:span></text:p>
      <text:p text:style-name="P17"><text:tab/> Inventarier <text:tab/> (not 2)<text:tab/><text:tab/><text:tab/><text:tab/><text:tab/> <text:s text:c="7"/>19 947<text:tab/><text:tab/> <text:s text:c="8"/>0</text:p>
      <text:p text:style-name="P19"/>
      <text:p text:style-name="P1"><text:span text:style-name="T14">Summa anläggningstillgångar</text:span><text:span text:style-name="T16"> <text:tab/> <text:s text:c="31"/></text:span><text:span text:style-name="T14">19 947 <text:s text:c="23"/>0</text:span></text:p>
      <text:p text:style-name="P14"/>
      <text:p text:style-name="P1"><text:span text:style-name="T14">Omsättningstillgångar</text:span><text:span text:style-name="T16"> </text:span></text:p>
      <text:p text:style-name="P17"/>
      <text:p text:style-name="P17">Kortfristiga fordringar </text:p>
      <text:p text:style-name="P25"><text:tab/>Kundfordringar <text:tab/><text:tab/><text:tab/> <text:s text:c="42"/><text:tab/> 0<text:tab/><text:tab/> <text:s text:c="2"/>94 000 </text:p>
      <text:p text:style-name="P25"><text:tab/>Övriga fordringar<text:tab/><text:tab/><text:tab/><text:tab/><text:tab/><text:tab/><text:tab/><text:tab/> 0<text:tab/><text:tab/> <text:s text:c="11"/>0</text:p>
      <text:p text:style-name="P25"><text:tab/>Skattefordringar<text:tab/><text:tab/><text:tab/><text:tab/><text:tab/><text:tab/><text:tab/> 34 989 <text:s text:c="17"/>6 554 <text:tab/><text:tab/></text:p>
      <text:p text:style-name="P17">Summa kortfristiga fordringar <text:tab/><text:tab/><text:tab/><text:tab/><text:tab/><text:tab/> 34 989 <text:s text:c="13"/>100 554</text:p>
      <text:p text:style-name="P17"/>
      <text:p text:style-name="P17">Kassa och bank </text:p>
      <text:p text:style-name="P17"><text:tab/>Bank<text:tab/><text:tab/><text:tab/><text:tab/><text:tab/><text:tab/><text:tab/><text:tab/><text:tab/><text:tab/> <text:s text:c="3"/>8 552 <text:s text:c="14"/>57 605</text:p>
      <text:p text:style-name="P19"/>
      <text:p text:style-name="P1"><text:span text:style-name="T14">Summa omsättningstillgångar<text:tab/><text:tab/><text:tab/> <text:s text:c="18"/></text:span><text:span text:style-name="T13">43 541 <text:s text:c="12"/>158 159</text:span><text:span text:style-name="T16"><text:tab/><text:tab/><text:tab/><text:tab/> <text:s text:c="9"/></text:span></text:p>
      <text:p text:style-name="P19"/>
      <text:p text:style-name="P1"><text:span text:style-name="T14">SUMMA TILLGÅNGAR<text:tab/><text:tab/><text:tab/><text:tab/><text:tab/><text:tab/> <text:s text:c="8"/></text:span><text:span text:style-name="T13">63 488 <text:s text:c="14"/>158 159</text:span></text:p>
      <text:p text:style-name="P19"/>
      <text:p text:style-name="P19"/>
      <text:p text:style-name="P1"><text:span text:style-name="T14">EGET KAPITAL, AVSÄTTNINGAR OCH SKULDER</text:span><text:span text:style-name="T16"> </text:span></text:p>
      <text:p text:style-name="P19"/>
      <text:p text:style-name="P1"><text:span text:style-name="T14">Eget kapital</text:span></text:p>
      <text:p text:style-name="P17">Bundet Aktiekapital <text:s/><text:tab/><text:tab/><text:tab/><text:tab/><text:tab/><text:tab/><text:tab/><text:tab/><text:tab/> <text:s text:c="15"/></text:p>
      <text:p text:style-name="P1"><text:span text:style-name="T16"><text:s/><text:tab/>Aktiekapital </text:span><text:span text:style-name="T19">(1000st aktier med kvotvärde 100kr)<text:tab/><text:tab/></text:span><text:span text:style-name="T16">100 000<text:tab/><text:tab/> <text:s/>100 000</text:span></text:p>
      <text:p text:style-name="P17"><text:tab/>Fritt eget kapital<text:tab/><text:tab/><text:tab/><text:tab/><text:tab/><text:tab/><text:tab/> <text:s text:c="10"/>0 <text:s text:c="14"/>91 588</text:p>
      <text:p text:style-name="P17"><text:s text:c="9"/>Balansered vinst <text:s text:c="58"/>45 981 <text:s text:c="23"/>0</text:p>
      <text:p text:style-name="P18"><text:s text:c="9"/>Förlust från föregående år <text:s text:c="42"/>-84 867 <text:s text:c="11"/>-107 538</text:p>
      <text:p text:style-name="P18"><text:tab/> Årets resultat<text:tab/><text:tab/><text:tab/><text:tab/><text:tab/><text:tab/><text:tab/><text:tab/> -22 934 <text:s text:c="14"/>73 750</text:p>
      <text:p text:style-name="P19">Summa eget kapital<text:tab/><text:tab/><text:tab/><text:tab/><text:tab/><text:tab/> <text:s text:c="10"/>84 048 <text:s text:c="12"/>157 800</text:p>
      <text:p text:style-name="P19"/>
      <text:p text:style-name="P19">Kortfristiga skulder</text:p>
      <text:p text:style-name="P17"><text:tab/>Leverantörsskulder<text:tab/><text:tab/><text:tab/><text:tab/><text:tab/><text:tab/><text:tab/><text:tab/> <text:s text:c="2"/>0<text:tab/> <text:s text:c="17"/>449</text:p>
      <text:p text:style-name="P17"><text:tab/>Skatteskulder <text:s text:c="2"/><text:tab/><text:tab/><text:tab/><text:tab/><text:tab/><text:tab/><text:tab/><text:tab/> <text:s text:c="2"/>20 386 <text:s text:c="21"/>0</text:p>
      <text:p text:style-name="P17"><text:tab/>Moms<text:tab/><text:tab/><text:tab/><text:tab/><text:tab/><text:tab/><text:tab/><text:tab/><text:tab/> <text:s text:c="7"/>174 <text:s text:c="18"/>-89</text:p>
      <text:p text:style-name="P19">Summa kortfristiga skulder<text:tab/><text:tab/><text:tab/><text:tab/><text:tab/><text:tab/> <text:s text:c="2"/>20 560 <text:s text:c="17"/>359</text:p>
      <text:p text:style-name="P19"/>
      <text:p text:style-name="P1"><text:span text:style-name="T14">SUMMA EGET KAPITAL OCH</text:span><text:span text:style-name="T16"> </text:span><text:span text:style-name="T14">SKULDER<text:tab/><text:tab/><text:tab/> <text:s text:c="2"/>63 488 <text:s text:c="10"/>158 159</text:span></text:p>
      <text:p text:style-name="P19"/>
      <text:p text:style-name="P19"/>
      <text:p text:style-name="P1"><text:soft-page-break/><text:span text:style-name="T4">Ställda säkerheter<text:tab/><text:tab/><text:tab/><text:tab/><text:tab/><text:tab/><text:tab/><text:tab/>inga<text:tab/><text:tab/></text:span><text:span text:style-name="T4"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80501-19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1">Fordringar har upptagits till belopp varmed de beräknas inflyta. <text:s text:c="55"/></text:p>
      <text:p text:style-name="P21"><text:s/></text:p>
      <text:p text:style-name="P28">Intäktsredovisning</text:p>
      <text:p text:style-name="P27"><text:span text:style-name="T20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/>
      <text:p text:style-name="P3">Not 1<text:tab/>Personal <text:s text:c="55"/></text:p>
      <text:p text:style-name="P3"/>
      <text:p text:style-name="P3">Löner har uppgått till 0 (0) kr. </text:p>
      <text:p text:style-name="P3">Sociala avgifter har uppgått till 0 (0) kr. </text:p>
      <text:p text:style-name="P3">Medeltal anställda har varit 1 (1).</text:p>
      <text:p text:style-name="P14"/>
      <text:p text:style-name="P24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80501-190430<text:tab/></text:p>
      <text:p text:style-name="P9"/>
      <text:p text:style-name="P3"><text:s text:c="56"/></text:p>
      <text:p text:style-name="P3">Not 2<text:tab/>Inventarier<text:tab/><text:tab/><text:tab/><text:tab/><text:tab/><text:tab/> <text:s text:c="29"/>2019-04-30</text:p>
      <text:p text:style-name="P3"><text:tab/><text:tab/></text:p>
      <text:p text:style-name="P3">Ingående anskaffningsvärde<text:tab/><text:tab/><text:tab/><text:tab/> <text:s text:c="42"/>121 850 <text:s text:c="2"/></text:p>
      <text:p text:style-name="P3">Inköp<text:tab/><text:tab/><text:tab/><text:tab/><text:tab/><text:tab/><text:tab/><text:tab/><text:tab/> <text:s text:c="37"/>3 992</text:p>
      <text:p text:style-name="P3">Utgående ackumulerat anskaffningsvärde<text:tab/><text:tab/><text:tab/> <text:s text:c="33"/>125 842 </text:p>
      <text:p text:style-name="P3"><text:s text:c="56"/></text:p>
      <text:p text:style-name="P3">Ingående avskrivningar<text:tab/><text:tab/> <text:s text:c="65"/>-101 903</text:p>
      <text:p text:style-name="P3">Årets avskrivningar<text:tab/><text:tab/><text:tab/><text:tab/><text:tab/><text:tab/><text:tab/> <text:s text:c="12"/><text:tab/><text:tab/><text:tab/> -23 939</text:p>
      <text:p text:style-name="P3">Utgående ackumulerade avskrivningar<text:tab/><text:tab/><text:tab/> <text:s text:c="31"/>-125 842</text:p>
      <text:p text:style-name="P3"/>
      <text:p text:style-name="P1"><text:span text:style-name="T3">Redovisat värde<text:tab/><text:tab/><text:tab/><text:tab/><text:tab/><text:tab/><text:tab/> <text:s text:c="43"/>0</text:span><text:span text:style-name="T1"> <text:s text:c="38"/></text:span></text:p>
      <text:p text:style-name="P7"/>
      <text:p text:style-name="P22"><text:s/></text:p>
      <text:p text:style-name="P36"/>
      <text:p text:style-name="P7"/>
      <text:p text:style-name="P7"/>
      <text:p text:style-name="P7"/>
      <text:p text:style-name="P3"/>
      <text:p text:style-name="P3">Lund 2019-05-12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pn</meta:initial-creator>
    <meta:creation-date>2012-10-16T07:36:00</meta:creation-date>
    <dc:date>2019-05-13T10:10:16</dc:date>
    <meta:print-date>2018-11-01T17:11:36</meta:print-date>
    <meta:editing-cycles>46</meta:editing-cycles>
    <meta:editing-duration>P2DT16H40M37S</meta:editing-duration>
    <meta:generator>OpenOffice/4.1.3$Unix OpenOffice.org_project/413m1$Build-9783</meta:generator>
    <dc:creator>Morten Krogh</dc:creator>
    <meta:printed-by>Morten Krogh</meta:printed-by>
    <meta:document-statistic meta:table-count="0" meta:image-count="0" meta:object-count="0" meta:page-count="6" meta:paragraph-count="157" meta:word-count="773" meta:character-count="9059"/>
  </office:meta>
</office:document-meta>
</file>